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4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/>
      <style:text-properties fo:color="#ffffff" style:font-name="Liberation Sans Narrow" fo:font-weight="bold"/>
    </style:style>
    <style:style style:name="ce2" style:family="table-cell" style:parent-style-name="Default">
      <style:text-properties style:font-name="Liberation Sans Narrow1" fo:font-size="8pt" style:font-size-asian="8pt" style:font-size-complex="8pt"/>
    </style:style>
    <style:style style:name="ce3" style:family="table-cell" style:parent-style-name="Default">
      <style:text-properties style:font-name="Liberation Sans Narrow2"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8pt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/>
    </style:style>
  </office:automatic-styles>
  <office:body>
    <office:spreadsheet>
      <table:table table:name="License Requiremen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number-columns-repeated="1018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Experience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2" office:value-type="string" calcext:value-type="string">
            <text:p>RP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% RPPAE</text:p>
          </table:table-cell>
          <table:table-cell table:style-name="ce6" office:value-type="string" calcext:value-type="string">
            <text:p>25T (15DL (2XC), 5SL)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PP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0GS, 60% PPAER</text:p>
          </table:table-cell>
          <table:table-cell table:style-name="ce6" office:value-type="string" calcext:value-type="string">
            <text:p>45T (MX 5SM, 17DL (3XC, 5IT (MX 3GT)), 12SL (5XC (150NM (2TOL))))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CPL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0GS, 60% CPAER</text:p>
          </table:table-cell>
          <table:table-cell table:style-name="ce6" office:value-type="string" calcext:value-type="string">
            <text:p>200 (100PIC (20XC)), 65T (35DL (5NT (2XC), 5XC, 20IT (MX 10GT)), 30SL (25 (300NM (3TOL)), 5NT (10TL)))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% SAMRA, SARON, INRAT</text:p>
          </table:table-cell>
          <table:table-cell table:style-name="ce7" office:value-type="string" calcext:value-type="string">
            <text:p>1500 (250PIC (100PICUS, 100XC (25NT)), 100NT, 100XC, 75IT (MX 25GT))</text:p>
          </table:table-cell>
          <table:table-cell table:number-columns-repeated="1018"/>
          <table:table-cell table:style-name="ce3"/>
        </table:table-row>
        <table:table-row table:style-name="ro1">
          <table:table-cell table:style-name="Default" table:number-columns-repeated="1023"/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table:number-columns-repeated="3"/>
          <table:table-cell office:value-type="string" calcext:value-type="string">
            <text:p>10NT (5DL (2XC), 5SL (10TOL)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VOTTR</text:p>
          </table:table-cell>
          <table:table-cell table:number-columns-repeated="3"/>
          <table:table-cell office:value-type="string" calcext:value-type="string">
            <text:p>15DL (MX 5GT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70% INRAT</text:p>
          </table:table-cell>
          <table:table-cell office:value-type="string" calcext:value-type="string">
            <text:p>50XC, 40IT (MX 20GT, 5DL (5IT FI), 15DL (15IT QP), XC (100NM)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LPR</text:p>
          </table:table-cell>
          <table:table-cell table:number-columns-repeated="3"/>
          <table:table-cell office:value-type="string" calcext:value-type="string">
            <text:p>3T (2DL, 5TOL SL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7T (5DL, 5TOL SL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FIR 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GS, 70% AIRAF</text:p>
          </table:table-cell>
          <table:table-cell office:value-type="string" calcext:value-type="string">
            <text:p>CPL, 200 (20IT (MX 10GT)), 30DL (5IT, MX 5GT)</text:p>
          </table:table-cell>
          <table:table-cell table:number-columns-repeated="1018"/>
          <table:table-cell table:style-name="ce3"/>
        </table:table-row>
        <table:table-row table:style-name="ro1">
          <table:table-cell office:value-type="string" calcext:value-type="string">
            <text:p>FIR 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 4, 100FI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FIR 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% AIRAT</text:p>
          </table:table-cell>
          <table:table-cell office:value-type="string" calcext:value-type="string">
            <text:p>FIR 3, 500FI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FIR 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% AIRAT</text:p>
          </table:table-cell>
          <table:table-cell office:value-type="string" calcext:value-type="string">
            <text:p>FIR 2, 750FI</text:p>
          </table:table-cell>
          <table:table-cell table:style-name="Default" table:number-columns-repeated="10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45:08.547135962</meta:creation-date>
    <dc:date>2016-04-06T15:38:48.973704507</dc:date>
    <meta:editing-duration>PT1H45M55S</meta:editing-duration>
    <meta:editing-cycles>36</meta:editing-cycles>
    <meta:generator>LibreOffice/4.2.8.2$Linux_X86_64 LibreOffice_project/420m0$Build-2</meta:generator>
    <meta:document-statistic meta:table-count="1" meta:cell-count="55" meta:object-count="0"/>
  </office:meta>
</office:document-meta>
</file>